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ersuchteil 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hotowidersta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lter/\%</text:p>
          </table:table-cell>
          <table:table-cell office:value-type="string" calcext:value-type="string">
            <text:p>Widerstand/$\Omega$</text:p>
          </table:table-cell>
          <table:table-cell/>
          <table:table-cell office:value-type="string" calcext:value-type="string">
            <text:p>Fehler/$\Omega$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hotodiode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mA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/>
          <table:table-cell office:value-type="string" calcext:value-type="string">
            <text:p>Fehler/mA</text:p>
          </table:table-cell>
          <table:table-cell/>
          <table:table-cell office:value-type="string" calcext:value-type="string">
            <text:p>Filter/\%</text:p>
          </table:table-cell>
          <table:table-cell office:value-type="string" calcext:value-type="string">
            <text:p>Spannung/V</text:p>
          </table:table-cell>
          <table:table-cell/>
          <table:table-cell office:value-type="string" calcext:value-type="string">
            <text:p>Fehler/V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303" calcext:value-type="float">
            <text:p>0,303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303" calcext:value-type="float">
            <text:p>0,30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297" calcext:value-type="float">
            <text:p>0,29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97" calcext:value-type="float">
            <text:p>0,29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292" calcext:value-type="float">
            <text:p>0,292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92" calcext:value-type="float">
            <text:p>0,29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274" calcext:value-type="float">
            <text:p>0,274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74" calcext:value-type="float">
            <text:p>0,27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6" calcext:value-type="float">
            <text:p>0,25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136" calcext:value-type="float">
            <text:p>0,136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,13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hototransisto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/>
          <table:table-cell office:value-type="string" calcext:value-type="string">
            <text:p>Di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mA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mA</text:p>
          </table:table-cell>
          <table:table-cell table:number-columns-repeated="2"/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/>
          <table:table-cell office:value-type="string" calcext:value-type="string">
            <text:p>Fehler/mA</text:p>
          </table:table-cell>
          <table:table-cell table:number-columns-repeated="2"/>
          <table:table-cell office:value-type="string" calcext:value-type="string">
            <text:p>Filter/\%</text:p>
          </table:table-cell>
          <table:table-cell office:value-type="string" calcext:value-type="string">
            <text:p>Strom/mA</text:p>
          </table:table-cell>
          <table:table-cell/>
          <table:table-cell office:value-type="string" calcext:value-type="string">
            <text:p>Fehler/m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8" calcext:value-type="float">
            <text:p>0,058</text:p>
          </table:table-cell>
          <table:table-cell office:value-type="float" office:value="0.0006" calcext:value-type="float">
            <text:p>0,0006</text:p>
          </table:table-cell>
          <table:table-cell office:value-type="float" office:value="9.15" calcext:value-type="float">
            <text:p>9,15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58" calcext:value-type="float">
            <text:p>0,058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7" calcext:value-type="float">
            <text:p>0,047</text:p>
          </table:table-cell>
          <table:table-cell office:value-type="float" office:value="0.0006" calcext:value-type="float">
            <text:p>0,0006</text:p>
          </table:table-cell>
          <table:table-cell office:value-type="float" office:value="9.15" calcext:value-type="float">
            <text:p>9,15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7" calcext:value-type="float">
            <text:p>0,037</text:p>
          </table:table-cell>
          <table:table-cell office:value-type="float" office:value="0.0006" calcext:value-type="float">
            <text:p>0,0006</text:p>
          </table:table-cell>
          <table:table-cell office:value-type="float" office:value="9.14" calcext:value-type="float">
            <text:p>9,14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14" calcext:value-type="float">
            <text:p>9,1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06" calcext:value-type="float">
            <text:p>0,0006</text:p>
          </table:table-cell>
          <table:table-cell office:value-type="float" office:value="9.14" calcext:value-type="float">
            <text:p>9,14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.14" calcext:value-type="float">
            <text:p>9,1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06" calcext:value-type="float">
            <text:p>0,0006</text:p>
          </table:table-cell>
          <table:table-cell office:value-type="float" office:value="9.14" calcext:value-type="float">
            <text:p>9,14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.14" calcext:value-type="float">
            <text:p>9,1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9.14" calcext:value-type="float">
            <text:p>9,14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,1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Leucht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1.79" calcext:value-type="float">
            <text:p>1,79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1.89" calcext:value-type="float">
            <text:p>1,89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3.69" calcext:value-type="float">
            <text:p>3,69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nkel</text:p>
          </table:table-cell>
          <table:table-cell office:value-type="float" office:value="1.09" calcext:value-type="float">
            <text:p>1,09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97" calcext:value-type="float">
            <text:p>1,97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is</text:p>
          </table:table-cell>
          <table:table-cell office:value-type="float" office:value="3.13" calcext:value-type="float">
            <text:p>3,13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</table:table>
      <table:table table:name="Versuchstei 2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TC</text:p>
          </table:table-cell>
          <table:table-cell table:number-columns-repeated="5"/>
          <table:table-cell office:value-type="string" calcext:value-type="string">
            <text:p>PLOT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mperatur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Temperatu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Fehler/$\Omega$</text:p>
          </table:table-cell>
          <table:table-cell/>
          <table:table-cell office:value-type="string" calcext:value-type="string">
            <text:p>variance of residuals (reduced chisquare) = WSSR/ndf <text:s text:c="2"/>: 2.45042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0.1" calcext:value-type="float">
            <text:p>0,1</text:p>
          </table:table-cell>
          <table:table-cell office:value-type="float" office:value="1103" calcext:value-type="float">
            <text:p>11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4.4" calcext:value-type="float">
            <text:p>24,4</text:p>
          </table:table-cell>
          <table:table-cell office:value-type="float" office:value="1102" calcext:value-type="float">
            <text:p>1102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 <text:s text:c="14"/>= 0.00395142 <text:s text:c="6"/>+/- 0.0002189 <text:s text:c="3"/>(5.54%)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0.1" calcext:value-type="float">
            <text:p>0,1</text:p>
          </table:table-cell>
          <table:table-cell office:value-type="float" office:value="1135" calcext:value-type="float">
            <text:p>11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5.5" calcext:value-type="float">
            <text:p>35,5</text:p>
          </table:table-cell>
          <table:table-cell office:value-type="float" office:value="1135" calcext:value-type="float">
            <text:p>113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892" calcext:value-type="float">
            <text:p>8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2" calcext:value-type="float">
            <text:p>892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HEORI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float" office:value="10.88" calcext:value-type="float">
            <text:p>10,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</text:p>
          </table:table-cell>
          <table:table-cell/>
          <table:table-cell office:value-type="float" office:value="9.11" calcext:value-type="float">
            <text:p>9,11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-100" calcext:value-type="float">
            <text:p>-100</text:p>
          </table:table-cell>
          <table:table-cell table:formula="of:=[.L12]+273" office:value-type="float" office:value="173" calcext:value-type="float">
            <text:p>173</text:p>
          </table:table-cell>
          <table:table-cell table:formula="of:=1000*EXP(-1*3500*((1/25)-(1/[.M12])))" office:value-type="float" office:value="9.66222353667136E-050" calcext:value-type="float">
            <text:p>9,66222353667136E-050</text:p>
          </table:table-cell>
        </table:table-row>
        <table:table-row table:style-name="ro1">
          <table:table-cell office:value-type="string" calcext:value-type="string">
            <text:p>Temperatur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$\Omega$</text:p>
          </table:table-cell>
          <table:table-cell table:number-columns-repeated="2"/>
          <table:table-cell office:value-type="string" calcext:value-type="string">
            <text:p>Temperatur/C</text:p>
          </table:table-cell>
          <table:table-cell office:value-type="string" calcext:value-type="string">
            <text:p>Widerstand/$\Omega$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Fehler/$\Omega$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13]+273" office:value-type="float" office:value="273" calcext:value-type="float">
            <text:p>273</text:p>
          </table:table-cell>
          <table:table-cell table:formula="of:=1000*EXP(-1*3500*((1/25)-(1/[.M13])))" office:value-type="float" office:value="5.84319670561015E-053" calcext:value-type="float">
            <text:p>5,84319670561015E-053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0.1" calcext:value-type="float">
            <text:p>0,1</text:p>
          </table:table-cell>
          <table:table-cell office:value-type="float" office:value="10330" calcext:value-type="float">
            <text:p>1033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14]+273" office:value-type="float" office:value="298.1" calcext:value-type="float">
            <text:p>298,1</text:p>
          </table:table-cell>
          <table:table-cell office:value-type="float" office:value="10330" calcext:value-type="float">
            <text:p>1033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L14]+273" office:value-type="float" office:value="298" calcext:value-type="float">
            <text:p>298</text:p>
          </table:table-cell>
          <table:table-cell table:formula="of:=1000*EXP(-1*3500*((1/25)-(1/[.M14])))" office:value-type="float" office:value="1.99318059269368E-053" calcext:value-type="float">
            <text:p>1,99318059269368E-05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0.1" calcext:value-type="float">
            <text:p>0,1</text:p>
          </table:table-cell>
          <table:table-cell office:value-type="float" office:value="8050" calcext:value-type="float">
            <text:p>80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15]+273" office:value-type="float" office:value="308.5" calcext:value-type="float">
            <text:p>308,5</text:p>
          </table:table-cell>
          <table:table-cell office:value-type="float" office:value="8050" calcext:value-type="float">
            <text:p>805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L15]+273" office:value-type="float" office:value="323" calcext:value-type="float">
            <text:p>323</text:p>
          </table:table-cell>
          <table:table-cell table:formula="of:=1000*EXP(-1*3500*((1/25)-(1/[.M15])))" office:value-type="float" office:value="8.03063508083775E-054" calcext:value-type="float">
            <text:p>8,03063508083775E-054</text:p>
          </table:table-cell>
        </table:table-row>
        <table:table-row table:style-name="ro1">
          <table:table-cell office:value-type="float" office:value="-21.2" calcext:value-type="float">
            <text:p>-21,2</text:p>
          </table:table-cell>
          <table:table-cell office:value-type="float" office:value="0.1" calcext:value-type="float">
            <text:p>0,1</text:p>
          </table:table-cell>
          <table:table-cell office:value-type="float" office:value="200000" calcext:value-type="float">
            <text:p>2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-21.2" calcext:value-type="float">
            <text:p>-21,2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L16]+273" office:value-type="float" office:value="373" calcext:value-type="float">
            <text:p>373</text:p>
          </table:table-cell>
          <table:table-cell table:formula="of:=1000*EXP(-1*3500*((1/25)-(1/[.M16])))" office:value-type="float" office:value="1.87897857259818E-054" calcext:value-type="float">
            <text:p>1,87897857259818E-0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THEORIE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L17]+273" office:value-type="float" office:value="1273" calcext:value-type="float">
            <text:p>1273</text:p>
          </table:table-cell>
          <table:table-cell table:formula="of:=1000*EXP(-1*3500*((1/25)-(1/[.M17])))" office:value-type="float" office:value="2.47073683563874E-057" calcext:value-type="float">
            <text:p>2,47073683563874E-05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hermoelement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emperatur/C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Spannung/mV</text:p>
          </table:table-cell>
          <table:table-cell office:value-type="string" calcext:value-type="string">
            <text:p>Fehler/mV</text:p>
          </table:table-cell>
          <table:table-cell table:number-columns-repeated="2"/>
          <table:table-cell office:value-type="string" calcext:value-type="string">
            <text:p>Temperatur/C</text:p>
          </table:table-cell>
          <table:table-cell office:value-type="string" calcext:value-type="string">
            <text:p>Spannung/mV</text:p>
          </table:table-cell>
          <table:table-cell office:value-type="string" calcext:value-type="string">
            <text:p>Fehler/C</text:p>
          </table:table-cell>
          <table:table-cell office:value-type="string" calcext:value-type="string">
            <text:p>Fehler/mV</text:p>
          </table:table-cell>
          <table:table-cell table:number-columns-repeated="4"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3.3" calcext:value-type="float">
            <text:p>33,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1" calcext:value-type="float">
            <text:p>0,1</text:p>
          </table:table-cell>
          <table:table-cell office:value-type="float" office:value="-46" calcext:value-type="float">
            <text:p>-4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46" calcext:value-type="float">
            <text:p>-4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4"/>
        </table:table-row>
      </table:table>
      <table:table table:name="Versuchsteil 3" table:style-name="ta1">
        <table:table-column table:style-name="co1" table:default-cell-style-name="Default"/>
        <table:table-row table:style-name="ro1">
          <table:table-cell/>
        </table:table-row>
      </table:table>
      <table:table table:name="Versuchsteil 4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lementare Dehnungsmessstreif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ustand</text:p>
          </table:table-cell>
          <table:table-cell office:value-type="string" calcext:value-type="string">
            <text:p>Widerstand/$\Omega$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chung</text:p>
          </table:table-cell>
          <table:table-cell office:value-type="float" office:value="119.8" calcext:value-type="float">
            <text:p>119,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helage</text:p>
          </table:table-cell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hnung</text:p>
          </table:table-cell>
          <table:table-cell office:value-type="float" office:value="120.1" calcext:value-type="float">
            <text:p>120,1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Dehnungsmessstreifen in <text:s/>Wheatstonescher Messbrück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wicht</text:p>
          </table:table-cell>
          <table:table-cell office:value-type="string" calcext:value-type="string">
            <text:p>Spannung/mV</text:p>
          </table:table-cell>
          <table:table-cell office:value-type="string" calcext:value-type="string">
            <text:p>Fehler/mV</text:p>
          </table:table-cell>
          <table:table-cell office:value-type="string" calcext:value-type="string">
            <text:p>Spannung pro Volt</text:p>
          </table:table-cell>
          <table:table-cell table:number-columns-repeated="3"/>
          <table:table-cell office:value-type="string" calcext:value-type="string">
            <text:p>Gewicht</text:p>
          </table:table-cell>
          <table:table-cell office:value-type="string" calcext:value-type="string">
            <text:p>Spannung/mV</text:p>
          </table:table-cell>
          <table:table-cell/>
          <table:table-cell office:value-type="string" calcext:value-type="string">
            <text:p>Fehler/mV</text:p>
          </table:table-cell>
          <table:table-cell/>
          <table:table-cell office:value-type="string" calcext:value-type="string">
            <text:p>variance of residuals (reduced chisquare) = WSSR/ndf <text:s text:c="2"/>: 0.260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.06" calcext:value-type="float">
            <text:p>0,06</text:p>
          </table:table-cell>
          <table:table-cell table:formula="of:=[.B13]/10" office:value-type="float" office:value="-0.01" calcext:value-type="float">
            <text:p>-0,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formula="of:=[.B14]/10" office:value-type="float" office:value="0.06" calcext:value-type="float">
            <text:p>0,0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Final set of parameters <text:s text:c="11"/>Asymptotic Standard Err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15]/10" office:value-type="float" office:value="0.13" calcext:value-type="float">
            <text:p>0,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======================            ====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" calcext:value-type="float">
            <text:p>1,4</text:p>
          </table:table-cell>
          <table:table-cell office:value-type="float" office:value="0.06" calcext:value-type="float">
            <text:p>0,06</text:p>
          </table:table-cell>
          <table:table-cell table:formula="of:=[.B16]/10" office:value-type="float" office:value="0.14" calcext:value-type="float">
            <text:p>0,14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6" calcext:value-type="float">
            <text:p>1,6</text:p>
          </table:table-cell>
          <table:table-cell office:value-type="float" office:value="0.06" calcext:value-type="float">
            <text:p>0,06</text:p>
          </table:table-cell>
          <table:table-cell table:formula="of:=[.B17]/10" office:value-type="float" office:value="0.16" calcext:value-type="float">
            <text:p>0,1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m <text:s text:c="14"/>= 0.0144378 <text:s text:c="7"/>+/- 4.13e-05 <text:s text:c="4"/>(0.286%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7" calcext:value-type="float">
            <text:p>1,7</text:p>
          </table:table-cell>
          <table:table-cell office:value-type="float" office:value="0.06" calcext:value-type="float">
            <text:p>0,06</text:p>
          </table:table-cell>
          <table:table-cell table:formula="of:=[.B18]/10" office:value-type="float" office:value="0.17" calcext:value-type="float">
            <text:p>0,1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 <text:s text:c="14"/>= -0.142716 <text:s text:c="7"/>+/- 0.01301 <text:s text:c="5"/>(9.118%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9]/10" office:value-type="float" office:value="0.19" calcext:value-type="float">
            <text:p>0,19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table:formula="of:=[.B20]/10" office:value-type="float" office:value="0.2" calcext:value-type="float">
            <text:p>0,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7" calcext:value-type="float">
            <text:p>2,7</text:p>
          </table:table-cell>
          <table:table-cell office:value-type="float" office:value="0.06" calcext:value-type="float">
            <text:p>0,06</text:p>
          </table:table-cell>
          <table:table-cell table:formula="of:=[.B21]/10" office:value-type="float" office:value="0.27" calcext:value-type="float">
            <text:p>0,27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5" calcext:value-type="float">
            <text:p>3,5</text:p>
          </table:table-cell>
          <table:table-cell office:value-type="float" office:value="0.06" calcext:value-type="float">
            <text:p>0,06</text:p>
          </table:table-cell>
          <table:table-cell table:formula="of:=[.B22]/10" office:value-type="float" office:value="0.35" calcext:value-type="float">
            <text:p>0,35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2" calcext:value-type="float">
            <text:p>4,2</text:p>
          </table:table-cell>
          <table:table-cell office:value-type="float" office:value="0.06" calcext:value-type="float">
            <text:p>0,06</text:p>
          </table:table-cell>
          <table:table-cell table:formula="of:=[.B23]/10" office:value-type="float" office:value="0.42" calcext:value-type="float">
            <text:p>0,4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9" calcext:value-type="float">
            <text:p>4,9</text:p>
          </table:table-cell>
          <table:table-cell office:value-type="float" office:value="0.06" calcext:value-type="float">
            <text:p>0,06</text:p>
          </table:table-cell>
          <table:table-cell table:formula="of:=[.B24]/10" office:value-type="float" office:value="0.49" calcext:value-type="float">
            <text:p>0,49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,6</text:p>
          </table:table-cell>
          <table:table-cell office:value-type="float" office:value="0.06" calcext:value-type="float">
            <text:p>0,06</text:p>
          </table:table-cell>
          <table:table-cell table:formula="of:=[.B25]/10" office:value-type="float" office:value="0.56" calcext:value-type="float">
            <text:p>0,56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4" calcext:value-type="float">
            <text:p>6,4</text:p>
          </table:table-cell>
          <table:table-cell office:value-type="float" office:value="0.06" calcext:value-type="float">
            <text:p>0,06</text:p>
          </table:table-cell>
          <table:table-cell table:formula="of:=[.B26]/10" office:value-type="float" office:value="0.64" calcext:value-type="float">
            <text:p>0,64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1" calcext:value-type="float">
            <text:p>7,1</text:p>
          </table:table-cell>
          <table:table-cell office:value-type="float" office:value="0.06" calcext:value-type="float">
            <text:p>0,06</text:p>
          </table:table-cell>
          <table:table-cell table:formula="of:=[.B27]/10" office:value-type="float" office:value="0.71" calcext:value-type="float">
            <text:p>0,7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8" calcext:value-type="float">
            <text:p>7,8</text:p>
          </table:table-cell>
          <table:table-cell office:value-type="float" office:value="0.06" calcext:value-type="float">
            <text:p>0,06</text:p>
          </table:table-cell>
          <table:table-cell table:formula="of:=[.B28]/10" office:value-type="float" office:value="0.78" calcext:value-type="float">
            <text:p>0,78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5" calcext:value-type="float">
            <text:p>8,5</text:p>
          </table:table-cell>
          <table:table-cell office:value-type="float" office:value="0.06" calcext:value-type="float">
            <text:p>0,06</text:p>
          </table:table-cell>
          <table:table-cell table:formula="of:=[.B29]/10" office:value-type="float" office:value="0.85" calcext:value-type="float">
            <text:p>0,85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.00.0000</text:date>, <text:time style:data-style-name="N2" text:time-value="19:56:08.5043704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2-03T13:11:23.441196197</meta:creation-date>
    <dc:date>2014-12-04T00:59:33.980554253</dc:date>
    <dc:creator>frederik </dc:creator>
    <meta:editing-duration>PT7H23M21S</meta:editing-duration>
    <meta:editing-cycles>21</meta:editing-cycles>
    <meta:generator>LibreOffice/4.2.7.2$Linux_x86 LibreOffice_project/420m0$Build-2</meta:generator>
    <meta:document-statistic meta:table-count="4" meta:cell-count="514" meta:object-count="0"/>
  </office:meta>
</office:document-meta>
</file>